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298f3"/>
    </style:style>
    <style:style style:name="P2" style:family="paragraph" style:parent-style-name="Standard">
      <style:text-properties style:font-name="DejaVu Sans" fo:font-size="11pt" officeooo:paragraph-rsid="000298f3" style:font-size-asian="11pt" style:font-size-complex="11pt"/>
    </style:style>
    <style:style style:name="P3" style:family="paragraph" style:parent-style-name="Standard">
      <style:paragraph-properties fo:break-before="page"/>
      <style:text-properties officeooo:paragraph-rsid="000298f3"/>
    </style:style>
    <style:style style:name="P4" style:family="paragraph" style:parent-style-name="Standard">
      <style:paragraph-properties fo:break-before="page"/>
      <style:text-properties fo:font-weight="bold" style:font-weight-asian="bold" style:font-weight-complex="bold"/>
    </style:style>
    <style:style style:name="P5" style:family="paragraph" style:parent-style-name="Standard">
      <style:text-properties fo:font-size="14pt" fo:font-weight="bold" officeooo:rsid="0008970c" officeooo:paragraph-rsid="0008970c" style:font-weight-asian="bold" style:font-weight-complex="bold"/>
    </style:style>
    <style:style style:name="P6" style:family="paragraph" style:parent-style-name="Standard">
      <style:text-properties fo:font-size="14pt" fo:font-weight="bold" officeooo:rsid="000aecb5" officeooo:paragraph-rsid="000aecb5" style:font-weight-asian="bold" style:font-weight-complex="bold"/>
    </style:style>
    <style:style style:name="P7" style:family="paragraph" style:parent-style-name="Standard">
      <style:text-properties fo:font-size="12pt" officeooo:rsid="0008970c" officeooo:paragraph-rsid="0008970c" style:font-size-asian="10.5pt" style:font-size-complex="12pt"/>
    </style:style>
    <style:style style:name="P8" style:family="paragraph" style:parent-style-name="Standard">
      <style:text-properties fo:font-size="12pt" fo:font-weight="normal" officeooo:rsid="000aecb5" officeooo:paragraph-rsid="000aecb5" style:font-weight-asian="normal" style:font-weight-complex="normal"/>
    </style:style>
    <style:style style:name="P9" style:family="paragraph" style:parent-style-name="Standard">
      <style:text-properties officeooo:paragraph-rsid="0008970c"/>
    </style:style>
    <style:style style:name="P10" style:family="paragraph" style:parent-style-name="Standard">
      <style:text-properties style:font-name="DejaVu Sans" fo:font-size="11pt" officeooo:paragraph-rsid="000341c7" style:font-size-asian="11pt" style:font-size-complex="11pt"/>
    </style:style>
    <style:style style:name="P11" style:family="paragraph" style:parent-style-name="Standard">
      <style:text-properties style:font-name="DejaVu Sans" fo:font-size="11pt" officeooo:rsid="0008970c" officeooo:paragraph-rsid="0008970c" style:font-size-asian="11pt" style:font-size-complex="11pt"/>
    </style:style>
    <style:style style:name="P12" style:family="paragraph" style:parent-style-name="Standard">
      <style:text-properties style:font-name="DejaVu Sans" fo:font-size="11pt" officeooo:rsid="0009fd6b" officeooo:paragraph-rsid="0009fd6b" style:font-size-asian="11pt" style:font-size-complex="11pt"/>
    </style:style>
    <style:style style:name="P13" style:family="paragraph" style:parent-style-name="Standard">
      <style:text-properties style:font-name="DejaVu Sans" fo:font-size="11pt" officeooo:paragraph-rsid="000f6fa5" style:font-size-asian="11pt" style:font-size-complex="11pt"/>
    </style:style>
    <style:style style:name="P14" style:family="paragraph" style:parent-style-name="Standard">
      <style:text-properties style:font-name="DejaVu Sans" fo:font-size="11pt" officeooo:paragraph-rsid="0010a4bd" style:font-size-asian="11pt" style:font-size-complex="11pt"/>
    </style:style>
    <style:style style:name="P15" style:family="paragraph" style:parent-style-name="Standard">
      <style:text-properties style:font-name="DejaVu Sans" officeooo:rsid="000b5629" officeooo:paragraph-rsid="000b5629"/>
    </style:style>
    <style:style style:name="P16" style:family="paragraph" style:parent-style-name="Standard">
      <style:text-properties style:font-name="DejaVu Sans" officeooo:rsid="000b8248" officeooo:paragraph-rsid="000b8248"/>
    </style:style>
    <style:style style:name="P17" style:family="paragraph" style:parent-style-name="Standard">
      <style:text-properties officeooo:rsid="0009fd6b" officeooo:paragraph-rsid="0009fd6b"/>
    </style:style>
    <style:style style:name="P18" style:family="paragraph" style:parent-style-name="Standard">
      <style:text-properties officeooo:rsid="000aecb5" officeooo:paragraph-rsid="000aecb5"/>
    </style:style>
    <style:style style:name="P19" style:family="paragraph" style:parent-style-name="Standard">
      <style:text-properties officeooo:paragraph-rsid="000aecb5"/>
    </style:style>
    <style:style style:name="P20" style:family="paragraph" style:parent-style-name="Standard">
      <style:text-properties officeooo:rsid="000b8248" officeooo:paragraph-rsid="000b8248"/>
    </style:style>
    <style:style style:name="P21" style:family="paragraph" style:parent-style-name="Standard">
      <style:text-properties officeooo:paragraph-rsid="000b8248"/>
    </style:style>
    <style:style style:name="P22" style:family="paragraph" style:parent-style-name="Standard">
      <style:text-properties officeooo:rsid="000bf67a" officeooo:paragraph-rsid="000bf67a"/>
    </style:style>
    <style:style style:name="P23" style:family="paragraph" style:parent-style-name="Standard">
      <style:text-properties officeooo:rsid="000bf67a" officeooo:paragraph-rsid="000dce33"/>
    </style:style>
    <style:style style:name="P24" style:family="paragraph" style:parent-style-name="Standard">
      <style:text-properties officeooo:paragraph-rsid="000dce33"/>
    </style:style>
    <style:style style:name="P25" style:family="paragraph" style:parent-style-name="Standard">
      <style:text-properties officeooo:rsid="000dce33" officeooo:paragraph-rsid="000dce33"/>
    </style:style>
    <style:style style:name="P26" style:family="paragraph" style:parent-style-name="Standard">
      <style:paragraph-properties fo:break-before="page"/>
      <style:text-properties fo:font-size="14pt" fo:font-weight="bold" officeooo:rsid="000aecb5" officeooo:paragraph-rsid="000aecb5" style:font-weight-asian="bold" style:font-weight-complex="bold"/>
    </style:style>
    <style:style style:name="P27" style:family="paragraph" style:parent-style-name="Standard">
      <style:paragraph-properties fo:break-before="page"/>
      <style:text-properties officeooo:rsid="000bf67a" officeooo:paragraph-rsid="000bf67a"/>
    </style:style>
    <style:style style:name="P28" style:family="paragraph" style:parent-style-name="Standard">
      <style:paragraph-properties fo:break-before="page"/>
      <style:text-properties officeooo:paragraph-rsid="000f6fa5"/>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bold" officeooo:rsid="00053301" style:font-size-asian="16pt" style:font-weight-asian="bold" style:font-size-complex="16pt" style:font-weight-complex="bold"/>
    </style:style>
    <style:style style:name="T3" style:family="text">
      <style:text-properties fo:font-size="16pt" fo:font-weight="bold" officeooo:rsid="0008970c" style:font-size-asian="16pt" style:font-weight-asian="bold" style:font-size-complex="16pt" style:font-weight-complex="bold"/>
    </style:style>
    <style:style style:name="T4" style:family="text">
      <style:text-properties officeooo:rsid="000298f3"/>
    </style:style>
    <style:style style:name="T5" style:family="text">
      <style:text-properties officeooo:rsid="0008970c"/>
    </style:style>
    <style:style style:name="T6" style:family="text">
      <style:text-properties fo:font-size="12pt" officeooo:rsid="0008970c" style:font-size-asian="10.5pt" style:font-size-complex="12pt"/>
    </style:style>
    <style:style style:name="T7" style:family="text">
      <style:text-properties fo:font-size="12pt" fo:font-weight="bold" officeooo:rsid="0008970c" style:font-size-asian="10.5pt" style:font-weight-asian="bold" style:font-size-complex="12pt" style:font-weight-complex="bold"/>
    </style:style>
    <style:style style:name="T8" style:family="text">
      <style:text-properties fo:font-size="12pt" fo:font-weight="bold" officeooo:rsid="000aecb5" style:font-weight-asian="bold" style:font-weight-complex="bold"/>
    </style:style>
    <style:style style:name="T9" style:family="text">
      <style:text-properties fo:font-size="12pt" fo:font-weight="normal" officeooo:rsid="000aecb5" style:font-weight-asian="normal" style:font-weight-complex="normal"/>
    </style:style>
    <style:style style:name="T10" style:family="text">
      <style:text-properties fo:font-size="12pt" fo:font-weight="normal" officeooo:rsid="000b5629" style:font-weight-asian="normal" style:font-weight-complex="normal"/>
    </style:style>
    <style:style style:name="T11" style:family="text">
      <style:text-properties officeooo:rsid="0009fd6b"/>
    </style:style>
    <style:style style:name="T12" style:family="text">
      <style:text-properties officeooo:rsid="000aecb5"/>
    </style:style>
    <style:style style:name="T13" style:family="text">
      <style:text-properties fo:font-weight="bold" style:font-weight-asian="bold" style:font-weight-complex="bold"/>
    </style:style>
    <style:style style:name="T14" style:family="text">
      <style:text-properties fo:font-weight="bold" officeooo:rsid="000aecb5" style:font-weight-asian="bold" style:font-weight-complex="bold"/>
    </style:style>
    <style:style style:name="T15" style:family="text">
      <style:text-properties fo:font-weight="bold" officeooo:rsid="000b399d" style:font-weight-asian="bold" style:font-weight-complex="bold"/>
    </style:style>
    <style:style style:name="T16" style:family="text">
      <style:text-properties fo:font-weight="bold" officeooo:rsid="000b5629" style:font-weight-asian="bold" style:font-weight-complex="bold"/>
    </style:style>
    <style:style style:name="T17" style:family="text">
      <style:text-properties fo:font-weight="bold" officeooo:rsid="000bf67a" style:font-weight-asian="bold" style:font-weight-complex="bold"/>
    </style:style>
    <style:style style:name="T18" style:family="text">
      <style:text-properties fo:font-weight="bold" officeooo:rsid="000b8248" style:font-weight-asian="bold" style:font-weight-complex="bold"/>
    </style:style>
    <style:style style:name="T19" style:family="text">
      <style:text-properties fo:font-weight="bold" officeooo:rsid="000dce33"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0aecb5" style:font-weight-asian="normal" style:font-weight-complex="normal"/>
    </style:style>
    <style:style style:name="T22" style:family="text">
      <style:text-properties fo:font-weight="normal" officeooo:rsid="000b8248" style:font-weight-asian="normal" style:font-weight-complex="normal"/>
    </style:style>
    <style:style style:name="T23" style:family="text">
      <style:text-properties fo:font-weight="normal" officeooo:rsid="000bf67a" style:font-weight-asian="normal" style:font-weight-complex="normal"/>
    </style:style>
    <style:style style:name="T24" style:family="text">
      <style:text-properties fo:font-weight="normal" officeooo:rsid="000dce33" style:font-weight-asian="normal" style:font-weight-complex="normal"/>
    </style:style>
    <style:style style:name="T25" style:family="text">
      <style:text-properties officeooo:rsid="000b399d"/>
    </style:style>
    <style:style style:name="T26" style:family="text">
      <style:text-properties officeooo:rsid="000b5629"/>
    </style:style>
    <style:style style:name="T27" style:family="text">
      <style:text-properties officeooo:rsid="000b8248"/>
    </style:style>
    <style:style style:name="T28" style:family="text">
      <style:text-properties style:text-underline-style="solid" style:text-underline-width="auto" style:text-underline-color="font-color" fo:font-weight="normal" style:font-weight-asian="normal" style:font-weight-complex="normal"/>
    </style:style>
    <style:style style:name="T29" style:family="text">
      <style:text-properties style:text-underline-style="solid" style:text-underline-width="auto" style:text-underline-color="font-color" fo:font-weight="normal" officeooo:rsid="000bf67a" style:font-weight-asian="normal" style:font-weight-complex="normal"/>
    </style:style>
    <style:style style:name="T30" style:family="text">
      <style:text-properties style:text-underline-style="solid" style:text-underline-width="auto" style:text-underline-color="font-color" fo:font-weight="normal" officeooo:rsid="000dce33" style:font-weight-asian="normal" style:font-weight-complex="normal"/>
    </style:style>
    <style:style style:name="T31" style:family="text">
      <style:text-properties style:text-underline-style="none" fo:font-weight="normal" style:font-weight-asian="normal" style:font-weight-complex="normal"/>
    </style:style>
    <style:style style:name="T32" style:family="text">
      <style:text-properties style:text-underline-style="none" fo:font-weight="normal" officeooo:rsid="000bf67a" style:font-weight-asian="normal" style:font-weight-complex="normal"/>
    </style:style>
    <style:style style:name="T33" style:family="text">
      <style:text-properties style:text-underline-style="none" fo:font-weight="normal" officeooo:rsid="000dce33" style:font-weight-asian="normal" style:font-weight-complex="normal"/>
    </style:style>
    <style:style style:name="T34" style:family="text">
      <style:text-properties style:text-position="super 58%" fo:font-weight="normal" style:font-weight-asian="normal" style:font-weight-complex="normal"/>
    </style:style>
    <style:style style:name="T35" style:family="text">
      <style:text-properties style:text-position="super 58%" fo:font-weight="normal" officeooo:rsid="000dce33" style:font-weight-asian="normal" style:font-weight-complex="normal"/>
    </style:style>
    <style:style style:name="T36" style:family="text">
      <style:text-properties style:text-position="super 58%" style:font-name="DejaVu Sans" fo:font-size="11pt" officeooo:rsid="0010a4bd" style:font-size-asian="11pt" style:font-size-complex="11pt"/>
    </style:style>
    <style:style style:name="T37" style:family="text">
      <style:text-properties style:text-position="super 58%" officeooo:rsid="0010a4bd"/>
    </style:style>
    <style:style style:name="T38" style:family="text">
      <style:text-properties style:text-position="0% 100%"/>
    </style:style>
    <style:style style:name="T39" style:family="text">
      <style:text-properties officeooo:rsid="0010a4bd"/>
    </style:style>
    <style:style style:name="T40" style:family="text">
      <style:text-properties style:font-name="DejaVu Sans" fo:font-size="11pt" style:font-size-asian="11pt" style:font-size-complex="11pt"/>
    </style:style>
    <style:style style:name="T41" style:family="text">
      <style:text-properties style:font-name="DejaVu Sans" fo:font-size="11pt" officeooo:rsid="0008970c" style:font-size-asian="11pt" style:font-size-complex="11pt"/>
    </style:style>
    <style:style style:name="T42" style:family="text">
      <style:text-properties style:font-name="DejaVu Sans" fo:font-size="11pt" officeooo:rsid="0010a4bd" style:font-size-asian="11pt" style:font-size-complex="11pt"/>
    </style:style>
    <style:style style:name="fr1" style:family="graphic" style:parent-style-name="Frame">
      <style:graphic-properties style:vertical-pos="top" style:vertical-rel="paragraph-content" style:horizontal-pos="center"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L</text:span><text:span text:style-name="T1">ab </text:span><text:span text:style-name="T3">8</text:span><text:span text:style-name="T1">: </text:span><text:span text:style-name="T2">S</text:span><text:span text:style-name="T3">earching and Sorting</text:span></text:p>
      <text:p text:style-name="Standard"/>
      <text:p text:style-name="P5">Searching</text:p>
      <text:p text:style-name="Standard"/>
      <text:p text:style-name="P7">"It’s very common for programs not only to store and process data stored in arrays, but also to search arrays for specified items." Tony Gaddis, Starting Out in C++</text:p>
      <text:p text:style-name="P7"/>
      <text:p text:style-name="P7">You learned earlier in the class that an "algorithm" is a step by step list of instructions for completing some task. Search algorithms are one of the simplest and most common varieties of algorithms in computer science. Any sorting algorithm should check elements of some collection (like an array) in some order until it has found the item it is searching for or has exhausted the collection.</text:p>
      <text:p text:style-name="P7"/>
      <text:p text:style-name="P9"><text:span text:style-name="T7">Linear Search</text:span><text:span text:style-name="T6"> in the simplest common searching algorithm. To search an array, the stored elements are checked in ascending order starting from index 0. The function should return the first index that it finds its search value in. If the the algorithm reaches index=SIZE, then the entire list has been checked and the search value is not in the list. Consider this implementation:</text:span></text:p>
      <text:p text:style-name="Standard"/>
      <text:p text:style-name="Standard"><draw:frame draw:style-name="fr1" draw:name="Frame1" text:anchor-type="paragraph" svg:width="7in" draw:z-index="0"><draw:text-box fo:min-height="2in"><text:p text:style-name="P14">//<text:span text:style-name="T5">Code provided on page 464 of Starting out with C++ </text:span><text:span text:style-name="T39">9</text:span><text:span text:style-name="T37">th</text:span><text:span text:style-name="T39"> Edition</text:span><text:span text:style-name="T5"> by Tony Gaddis</text:span></text:p><text:p text:style-name="P10"/><text:p text:style-name="P11">int linearSearch (const int arr[], int size, int value){</text:p><text:p text:style-name="P11"><text:s text:c="4"/>int index = 0;</text:p><text:p text:style-name="P11"><text:s text:c="4"/>int position = -1;</text:p><text:p text:style-name="P11"><text:s text:c="4"/>bool found = false;</text:p><text:p text:style-name="P11"/><text:p text:style-name="P11"><text:s text:c="4"/>while(index &lt; size &amp;&amp; !<text:span text:style-name="T11">found){</text:span></text:p><text:p text:style-name="P11"><text:s text:c="8"/><text:span text:style-name="T11">if(arr[index] == value) {</text:span></text:p><text:p text:style-name="P11"><text:s text:c="12"/><text:span text:style-name="T11">found = true;</text:span></text:p><text:p text:style-name="P11"><text:s text:c="12"/><text:span text:style-name="T11">position = index;</text:span></text:p><text:p text:style-name="P11"><text:s text:c="8"/><text:span text:style-name="T11">}</text:span></text:p><text:p text:style-name="P11"><text:s text:c="8"/><text:span text:style-name="T11">else{</text:span></text:p><text:p text:style-name="P11"><text:s text:c="12"/><text:span text:style-name="T11">index++;</text:span></text:p><text:p text:style-name="P11"><text:s text:c="8"/><text:span text:style-name="T11">}</text:span></text:p><text:p text:style-name="P11"><text:s text:c="4"/><text:span text:style-name="T11">}</text:span></text:p><text:p text:style-name="P11"><text:s text:c="4"/><text:span text:style-name="T11">return position;</text:span></text:p><text:p text:style-name="P12">}</text:p></draw:text-box></draw:frame></text:p>
      <text:p text:style-name="P17">Take a moment to walk through the code in <text:span text:style-name="T12">the</text:span><text:span text:style-name="T14"> linearSearch</text:span><text:span text:style-name="T12"> function. The parameters are an array that will be searched, the size of that array, and a value to search for. The while loop will continue until either a number is found in </text:span><text:span text:style-name="T14">arr</text:span><text:span text:style-name="T12"> that has the same value as the integer </text:span><text:span text:style-name="T14">value</text:span><text:span text:style-name="T21"> or the last index in </text:span><text:span text:style-name="T14">arr </text:span><text:span text:style-name="T21">has been checked without finding the search value. If the value is not found then the function will return -1. If the value is found in </text:span><text:span text:style-name="T14">arr, </text:span><text:span text:style-name="T21">then the function will return the index of the matching number. -</text:span><text:span text:style-name="T22">1 is not a valid index in C++ arrays so this value is used as an indicator that the value is not in the array.</text:span></text:p>
      <text:p text:style-name="P17"><text:span text:style-name="T21"/></text:p>
      <text:p text:style-name="P18"><text:span text:style-name="T21">L</text:span><text:span text:style-name="T20">inear search is not the most efficient algorithm for searching but it is the easiest to implement.</text:span></text:p>
      <text:p text:style-name="P26">Sorting</text:p>
      <text:p text:style-name="P6"/>
      <text:p text:style-name="P8">Another class of simple algorithm is sorting algorithms. These algorithms change the order of the values stored in an array (or any other collection) so that they are strictly ascending or descending. You’ve probably seen one of these algorithms operating when you sorted the items on a shopping website by price, or sorted a list of files alphabetically by name.</text:p>
      <text:p text:style-name="P8"/>
      <text:p text:style-name="P8"><text:span text:style-name="T13">Bubble Sort</text:span> is a very simple and common sorting. <text:span text:style-name="T25">Like </text:span><text:span text:style-name="T15">Linear Search, </text:span><text:span text:style-name="T25">there are many sorting algorithms that are </text:span><text:span text:style-name="T26">more efficient, but </text:span><text:span text:style-name="T16">Bubble Sort </text:span><text:span text:style-name="T26">remains popular because it is so easy to implement.</text:span></text:p>
      <text:p text:style-name="P8"/>
      <text:p text:style-name="P19"><text:span text:style-name="T9">The basic concept of </text:span><text:span text:style-name="T8">Bubble Sort </text:span><text:span text:style-name="T9">is to compare each element in an array to it’s "neighbor" two at a time and swap the two elements if they’re out of order. On each pass through the array the largest element in </text:span><text:span text:style-name="T10">an array is pushed into a the last position (or smalles</text:span><text:span text:style-name="T9">t element for descending order). </text:span><text:span text:style-name="T10">Read through this implementation carefully.</text:span></text:p>
      <text:p text:style-name="P8"/>
      <text:p text:style-name="Standard"><draw:frame draw:style-name="fr1" draw:name="Frame2" text:anchor-type="paragraph" svg:width="7in" draw:z-index="1"><draw:text-box fo:min-height="2in"><text:p text:style-name="P28"><text:span text:style-name="T40">//</text:span><text:span text:style-name="T41">Code provided on page 4</text:span><text:span text:style-name="T42">81</text:span><text:span text:style-name="T41"> of Starting out with C++ </text:span><text:span text:style-name="T42">9</text:span><text:span text:style-name="T36">th</text:span><text:span text:style-name="T42"> Edition</text:span><text:span text:style-name="T41"> by Tony Gaddis</text:span></text:p><text:p text:style-name="P15"/><text:p text:style-name="P15">void bubbleSort(int array[], int size){</text:p><text:p text:style-name="P15"><text:s text:c="4"/>int maxElement;</text:p><text:p text:style-name="P15"><text:s text:c="4"/>int index;</text:p><text:p text:style-name="P15"/><text:p text:style-name="P15"><text:s text:c="4"/>for(maxElement = size-1; maxElement &gt;0; maxElement--){</text:p><text:p text:style-name="P15"><text:s text:c="8"/>for(index = 0; index &lt; maxElement; index++){</text:p><text:p text:style-name="P15"><text:s text:c="12"/>if(array[index] &gt; array[index+1]) {</text:p><text:p text:style-name="P15"><text:s text:c="16"/>swap(array[index], array[index + 1]);</text:p><text:p text:style-name="P15"><text:s text:c="12"/>}</text:p><text:p text:style-name="P15"><text:s text:c="8"/><text:span text:style-name="T27">}</text:span></text:p><text:p text:style-name="P15"><text:s text:c="4"/><text:span text:style-name="T27">}</text:span></text:p><text:p text:style-name="P16">}</text:p><text:p text:style-name="P16"/><text:p text:style-name="P16">void swap(int &amp;a, int &amp;b) {</text:p><text:p text:style-name="P16"><text:s text:c="4"/>int temp = a;</text:p><text:p text:style-name="P16"><text:s text:c="4"/>a = b;</text:p><text:p text:style-name="P16"><text:s text:c="4"/>b = temp;</text:p><text:p text:style-name="P16">}</text:p></draw:text-box></draw:frame><text:tab/><text:tab/> <text:s/></text:p>
      <text:p text:style-name="P20">First take a look at the <text:span text:style-name="T13">swap </text:span><text:span text:style-name="T20">function. The parameters </text:span><text:span text:style-name="T13">a</text:span><text:span text:style-name="T20"> and </text:span><text:span text:style-name="T13">b</text:span><text:span text:style-name="T20"> are passed by reference so making changes to them inside of the function swap will change the variables that are passed as arguments by the calling function (in this case </text:span><text:span text:style-name="T13">bubbleSort</text:span><text:span text:style-name="T20">). After </text:span><text:span text:style-name="T13">swap</text:span><text:span text:style-name="T20"> returns, the value that was stored in </text:span><text:span text:style-name="T13">a</text:span><text:span text:style-name="T20"> will now be stored in </text:span><text:span text:style-name="T13">b</text:span><text:span text:style-name="T20"> and the value that was stored in </text:span><text:span text:style-name="T13">b </text:span><text:span text:style-name="T20">will now be stored in </text:span><text:span text:style-name="T13">a</text:span><text:span text:style-name="T20">.</text:span></text:p>
      <text:p text:style-name="P20"><text:span text:style-name="T20"/></text:p>
      <text:p text:style-name="P21"><text:span text:style-name="T22">Now take a look at the function </text:span><text:span text:style-name="T18">bubbleSort</text:span><text:span text:style-name="T22">. The two nested for loops tell us that we are going to iterate over the values in </text:span><text:span text:style-name="T18">array </text:span><text:span text:style-name="T22">several times.</text:span><text:span text:style-name="T23"> The outer loop sets </text:span><text:span text:style-name="T17">maxElement</text:span><text:span text:style-name="T23"> to the last index on the first run, and shifts if back by one position every iteration. The inner loop compares each value starting at index 0 to its neighbor (so 0 to 1, then 1 to 2, …) until the higher number is the same as <text:s/></text:span><text:span text:style-name="T17">maxElement.</text:span><text:span text:style-name="T23"> If they are out of order, they get swapped using the </text:span><text:span text:style-name="T17">swap</text:span><text:span text:style-name="T23"> funciton.</text:span></text:p>
      <text:p text:style-name="P27"><text:span text:style-name="T20">That’s a lot to understand all at once so lets sort a short array manually using Bubble Sort. We will use an array with the numbers: {2, 3, 4, 1}. This array has a size of 4 so </text:span><text:span text:style-name="T13">maxElement</text:span><text:span text:style-name="T20"> will start at 3. </text:span><text:span text:style-name="T24">Underlining indicates that two numbers are being compared.</text:span></text:p>
      <text:p text:style-name="P22"><text:span text:style-name="T20"/></text:p>
      <text:p text:style-name="P22"><text:span text:style-name="T20">maxElement: 3</text:span></text:p>
      <text:p text:style-name="P22"><text:span text:style-name="T20">array = </text:span><text:span text:style-name="T28">2 3</text:span><text:span text:style-name="T20"> 4 1<text:tab/><text:tab/><text:tab/><text:tab/>correct order, no swap</text:span></text:p>
      <text:p text:style-name="P22"><text:span text:style-name="T20"/></text:p>
      <text:p text:style-name="P23"><text:span text:style-name="T20">maxElement: 3</text:span></text:p>
      <text:p text:style-name="P23"><text:span text:style-name="T20">array = </text:span><text:span text:style-name="T31">2 </text:span><text:span text:style-name="T28">3 4 </text:span><text:span text:style-name="T20">1<text:tab/><text:tab/><text:tab/><text:tab/>correct order, no swap</text:span></text:p>
      <text:p text:style-name="P23"><text:span text:style-name="T20"/></text:p>
      <text:p text:style-name="P23"><text:span text:style-name="T20">maxElement: 3</text:span></text:p>
      <text:p text:style-name="P24"><text:span text:style-name="T23">array = </text:span><text:span text:style-name="T32">2 3 </text:span><text:span text:style-name="T29">4 1<text:tab/></text:span><text:span text:style-name="T23"><text:tab/><text:tab/><text:tab/></text:span><text:span text:style-name="T24">out of order, swap and finish inner loop</text:span></text:p>
      <text:p text:style-name="P24"><text:span text:style-name="T24"/></text:p>
      <text:p text:style-name="P23"><text:span text:style-name="T20">maxElement: </text:span><text:span text:style-name="T24">2</text:span></text:p>
      <text:p text:style-name="P23"><text:span text:style-name="T24">array = </text:span><text:span text:style-name="T30">2 3</text:span><text:span text:style-name="T24"> 1 4<text:tab/><text:tab/><text:tab/><text:tab/>correct order, no swap</text:span></text:p>
      <text:p text:style-name="P23"><text:span text:style-name="T24"/></text:p>
      <text:p text:style-name="P23"><text:span text:style-name="T20">maxElement: </text:span><text:span text:style-name="T24">2</text:span></text:p>
      <text:p text:style-name="P24"><text:span text:style-name="T24">array = </text:span><text:span text:style-name="T33">2 </text:span><text:span text:style-name="T30">3 1</text:span><text:span text:style-name="T24"> 4<text:tab/><text:tab/><text:tab/><text:tab/>out of order, swap and finish inner loop</text:span></text:p>
      <text:p text:style-name="P24"><text:span text:style-name="T24"/></text:p>
      <text:p text:style-name="P23"><text:span text:style-name="T20">maxElement: </text:span><text:span text:style-name="T24">1</text:span></text:p>
      <text:p text:style-name="P24"><text:span text:style-name="T24">array = </text:span><text:span text:style-name="T30">2 1</text:span><text:span text:style-name="T33"> 3</text:span><text:span text:style-name="T24"> 4<text:tab/><text:tab/><text:tab/><text:tab/>out of order, swap and finish inner loop</text:span></text:p>
      <text:p text:style-name="P22"><text:span text:style-name="T20"/></text:p>
      <text:p text:style-name="P25"><text:span text:style-name="T20">maxElement: 0</text:span></text:p>
      <text:p text:style-name="P24"><text:span text:style-name="T24">array = </text:span><text:span text:style-name="T33">1 2 3</text:span><text:span text:style-name="T24"> 4<text:tab/><text:tab/><text:tab/><text:tab/>finish outer loop</text:span></text:p>
      <text:p text:style-name="P24"><text:span text:style-name="T24"/></text:p>
      <text:p text:style-name="P24"><text:span text:style-name="T24">Notice that the inner loop ran for 3 iterations on the first iteration of the outer loop, then 2 on the 2</text:span><text:span text:style-name="T35">nd</text:span><text:span text:style-name="T24"> iteration of the outer loop, then only once on the last iteration of the outer loop. Also notice notice that every time the inner loop terminates the biggest element in the remaining values is stored in the index </text:span><text:span text:style-name="T19">maxElement. </text:span><text:span text:style-name="T24">The largest values in the array "rise" through the array as the sorting progresses like a bubble. This is where </text:span><text:span text:style-name="T19">Bubble Sort </text:span><text:span text:style-name="T24">gets its nam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9T11:14:36.413341232</meta:creation-date>
    <dc:date>2020-10-24T21:24:42.201454101</dc:date>
    <meta:editing-duration>PT1H21M25S</meta:editing-duration>
    <meta:editing-cycles>8</meta:editing-cycles>
    <meta:generator>LibreOffice/6.4.6.2$Linux_X86_64 LibreOffice_project/40$Build-2</meta:generator>
    <meta:document-statistic meta:table-count="0" meta:image-count="0" meta:object-count="0" meta:page-count="3" meta:paragraph-count="63" meta:word-count="986" meta:character-count="5485" meta:non-whitespace-character-count="4360"/>
  </office:meta>
</office:document-meta>
</file>